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914cm" table:align="left"/>
    </style:style>
    <style:style style:name="Table1.A" style:family="table-column">
      <style:table-column-properties style:column-width="1.448cm"/>
    </style:style>
    <style:style style:name="Table1.B" style:family="table-column">
      <style:table-column-properties style:column-width="2.46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477cm" table:align="left"/>
    </style:style>
    <style:style style:name="Table2.A" style:family="table-column">
      <style:table-column-properties style:column-width="1.436cm"/>
    </style:style>
    <style:style style:name="Table2.B" style:family="table-column">
      <style:table-column-properties style:column-width="2.348cm"/>
    </style:style>
    <style:style style:name="Table2.C" style:family="table-column">
      <style:table-column-properties style:column-width="2.464cm"/>
    </style:style>
    <style:style style:name="Table2.D" style:family="table-column">
      <style:table-column-properties style:column-width="1.22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>
      <style:text-properties officeooo:rsid="0015a58a"/>
    </style:style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Excellent.<text:line-break/>Now we formalize the <text:span text:style-name="Strong_20_Emphasis">Global Feature Flag Framework — Controlled Evolution Engine of the Platform</text:span>.</text:p>
      <text:p text:style-name="Text_20_body">This system allows you to:</text:p>
      <text:list text:style-name="L30">
        <text:list-item>
          <text:p text:style-name="P33">Release features gradually</text:p>
        </text:list-item>
        <text:list-item>
          <text:p text:style-name="P33">Test experimental engines safely</text:p>
        </text:list-item>
        <text:list-item>
          <text:p text:style-name="P33">Roll out calibration updates selectively</text:p>
        </text:list-item>
        <text:list-item>
          <text:p text:style-name="P33">Enable beta programs</text:p>
        </text:list-item>
        <text:list-item>
          <text:p text:style-name="P33">Run canary releases</text:p>
        </text:list-item>
        <text:list-item>
          <text:p text:style-name="P33">Protect production stability</text:p>
        </text:list-item>
      </text:list>
      <text:p text:style-name="Text_20_body">This framework must:</text:p>
      <text:list text:style-name="L31">
        <text:list-item>
          <text:p text:style-name="P34">Be vendor-controlled</text:p>
        </text:list-item>
        <text:list-item>
          <text:p text:style-name="P34">Be multi-tenant aware</text:p>
        </text:list-item>
        <text:list-item>
          <text:p text:style-name="P34">Be layer-aware</text:p>
        </text:list-item>
        <text:list-item>
          <text:p text:style-name="P34">Be environment-aware (dev/staging/prod)</text:p>
        </text:list-item>
        <text:list-item>
          <text:p text:style-name="P34">Never trust frontend flags</text:p>
        </text:list-item>
        <text:list-item>
          <text:p text:style-name="P34">Be override-safe</text:p>
        </text:list-item>
        <text:list-item>
          <text:p text:style-name="P34">Be rollback-friendly</text:p>
        </text:list-item>
      </text:list>
      <text:p text:style-name="Horizontal_20_Line"/>
      <text:h text:style-name="Heading_20_1" text:outline-level="1">🧠 CORE PRINCIPLE</text:h>
      <text:p text:style-name="Text_20_body">Feature flags are <text:span text:style-name="Strong_20_Emphasis">runtime capability switches</text:span>.</text:p>
      <text:p text:style-name="Text_20_body">They must:</text:p>
      <text:list text:style-name="L32">
        <text:list-item>
          <text:p text:style-name="P35">Be evaluated server-side</text:p>
        </text:list-item>
        <text:list-item>
          <text:p text:style-name="P35">Be centrally managed</text:p>
        </text:list-item>
        <text:list-item>
          <text:p text:style-name="P35">Be cached safely</text:p>
        </text:list-item>
        <text:list-item>
          <text:p text:style-name="P35">Support percentage rollout</text:p>
        </text:list-item>
        <text:list-item>
          <text:p text:style-name="P35">Support institute targeting</text:p>
        </text:list-item>
        <text:list-item>
          <text:p text:style-name="P35">Support version targeting</text:p>
        </text:list-item>
      </text:list>
      <text:p text:style-name="Horizontal_20_Line"/>
      <text:h text:style-name="Heading_20_1" text:outline-level="1"><text:soft-page-break/>🏗 1️⃣ GLOBAL FLAG ARCHITECTURE OVERVIEW</text:h>
      <text:p text:style-name="Text_20_body">There are <text:span text:style-name="Strong_20_Emphasis">three levels of flags</text:span>:</text:p>
      <text:p text:style-name="Text_20_body">1️⃣ Platform-wide flags<text:line-break/>2️⃣ Institute-specific flags<text:line-break/>3️⃣ Session/runtime flags</text:p>
      <text:p text:style-name="Horizontal_20_Line"/>
      <text:h text:style-name="Heading_20_1" text:outline-level="1">📦 2️⃣ STORAGE STRUCTURE</text:h>
      <text:h text:style-name="Heading_20_2" text:outline-level="2">A. Global Flags</text:h>
      <text:p text:style-name="P1"><text:span text:style-name="Source_20_Text">vendor/featureFlags/global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schemaVersion: 1,</text:span></text:p>
      <text:p text:style-name="Preformatted_20_Text"/>
      <text:p text:style-name="Preformatted_20_Text"><text:span text:style-name="Source_20_Text"><text:s text:c="2"/>flags: {</text:span></text:p>
      <text:p text:style-name="Preformatted_20_Text"><text:span text:style-name="Source_20_Text"><text:s text:c="4"/>betaNewAnalyticsUI: {</text:span></text:p>
      <text:p text:style-name="Preformatted_20_Text"><text:span text:style-name="Source_20_Text"><text:s text:c="6"/>enabled: false,</text:span></text:p>
      <text:p text:style-name="Preformatted_20_Text"><text:span text:style-name="Source_20_Text"><text:s text:c="6"/>rolloutPercentage: 0,</text:span></text:p>
      <text:p text:style-name="Preformatted_20_Text"><text:span text:style-name="Source_20_Text"><text:s text:c="6"/>targetInstitutes: [],</text:span></text:p>
      <text:p text:style-name="Preformatted_20_Text"><text:span text:style-name="Source_20_Text"><text:s text:c="6"/>environments: ["staging"]</text:span></text:p>
      <text:p text:style-name="Preformatted_20_Text"><text:span text:style-name="Source_20_Text"><text:s text:c="4"/>},</text:span></text:p>
      <text:p text:style-name="Preformatted_20_Text"/>
      <text:p text:style-name="Preformatted_20_Text"><text:span text:style-name="Source_20_Text"><text:s text:c="4"/>experimentalRiskModelV2: {</text:span></text:p>
      <text:p text:style-name="Preformatted_20_Text"><text:span text:style-name="Source_20_Text"><text:s text:c="6"/>enabled: false,</text:span></text:p>
      <text:p text:style-name="Preformatted_20_Text"><text:span text:style-name="Source_20_Text"><text:s text:c="6"/>rolloutPercentage: 10,</text:span></text:p>
      <text:p text:style-name="Preformatted_20_Text"><text:span text:style-name="Source_20_Text"><text:s text:c="6"/>canaryInstitutes: ["inst_005"],</text:span></text:p>
      <text:p text:style-name="Preformatted_20_Text"><text:span text:style-name="Source_20_Text"><text:s text:c="6"/>version: "risk_v2"</text:span></text:p>
      <text:p text:style-name="Preformatted_20_Text"><text:span text:style-name="Source_20_Text"><text:s text:c="4"/>},</text:span></text:p>
      <text:p text:style-name="Preformatted_20_Text"/>
      <text:p text:style-name="Preformatted_20_Text"><text:span text:style-name="Source_20_Text"><text:s text:c="4"/>adaptivePhaseV3: {</text:span></text:p>
      <text:p text:style-name="Preformatted_20_Text"><text:span text:style-name="Source_20_Text"><text:s text:c="6"/>enabled: true,</text:span></text:p>
      <text:p text:style-name="Preformatted_20_Text"><text:span text:style-name="Source_20_Text"><text:s text:c="6"/>rolloutPercentage: 100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lastUpdatedAt: timestamp</text:span></text:p>
      <text:p text:style-name="P1"><text:span text:style-name="Source_20_Text">}</text:span></text:p>
      <text:p text:style-name="Horizontal_20_Line"/>
      <text:h text:style-name="Heading_20_2" text:outline-level="2">B. Institute-Level Overrides</text:h>
      <text:p text:style-name="P1"><text:span text:style-name="Source_20_Text">institutes/{id}/featureOverrides</text:span></text:p>
      <text:p text:style-name="Text_20_body">Example:</text:p>
      <text:p text:style-name="Preformatted_20_Text"><text:span text:style-name="Source_20_Text">{</text:span></text:p>
      <text:p text:style-name="Preformatted_20_Text"><text:soft-page-break/><text:span text:style-name="Source_20_Text"><text:s text:c="2"/>betaNewAnalyticsUI: true,</text:span></text:p>
      <text:p text:style-name="Preformatted_20_Text"><text:span text:style-name="Source_20_Text"><text:s text:c="2"/>experimentalRiskModelV2: false</text:span></text:p>
      <text:p text:style-name="P1"><text:span text:style-name="Source_20_Text">}</text:span></text:p>
      <text:p text:style-name="Text_20_body">Institute override always evaluated after global flag.</text:p>
      <text:p text:style-name="Horizontal_20_Line"/>
      <text:h text:style-name="Heading_20_1" text:outline-level="1">🎛 3️⃣ FLAG TYPES</text:h>
      <text:h text:style-name="Heading_20_2" text:outline-level="2">1️⃣ Beta Release Flags</text:h>
      <text:p text:style-name="Text_20_body">Used for:</text:p>
      <text:list text:style-name="L33">
        <text:list-item>
          <text:p text:style-name="P36">New UI components</text:p>
        </text:list-item>
        <text:list-item>
          <text:p text:style-name="P36">Dashboard redesign</text:p>
        </text:list-item>
        <text:list-item>
          <text:p text:style-name="P36">Minor engine enhancements</text:p>
        </text:list-item>
      </text:list>
      <text:p text:style-name="Text_20_body">Behavior:</text:p>
      <text:list text:style-name="L34">
        <text:list-item>
          <text:p text:style-name="P37">Off by default</text:p>
        </text:list-item>
        <text:list-item>
          <text:p text:style-name="P37">Enabled via vendor dashboard</text:p>
        </text:list-item>
        <text:list-item>
          <text:p text:style-name="P37">Can target specific institutes</text:p>
        </text:list-item>
      </text:list>
      <text:p text:style-name="Horizontal_20_Line"/>
      <text:h text:style-name="Heading_20_2" text:outline-level="2">2️⃣ Experimental Engine Flags</text:h>
      <text:p text:style-name="Text_20_body">Used for:</text:p>
      <text:list text:style-name="L35">
        <text:list-item>
          <text:p text:style-name="P38">Risk model changes</text:p>
        </text:list-item>
        <text:list-item>
          <text:p text:style-name="P38">Calibration algorithm updates</text:p>
        </text:list-item>
        <text:list-item>
          <text:p text:style-name="P38">Pattern detection upgrades</text:p>
        </text:list-item>
      </text:list>
      <text:p text:style-name="Text_20_body">Behavior:</text:p>
      <text:list text:style-name="L36">
        <text:list-item>
          <text:p text:style-name="P39">Controlled rollout</text:p>
        </text:list-item>
        <text:list-item>
          <text:p text:style-name="P39">Version-tagged</text:p>
        </text:list-item>
        <text:list-item>
          <text:p text:style-name="P39">Logged for comparison</text:p>
        </text:list-item>
      </text:list>
      <text:p text:style-name="Horizontal_20_Line"/>
      <text:h text:style-name="Heading_20_2" text:outline-level="2">3️⃣ Controlled Rollout Flags</text:h>
      <text:p text:style-name="Text_20_body">Fields:</text:p>
      <text:p text:style-name="Preformatted_20_Text"><text:span text:style-name="Source_20_Text">{</text:span></text:p>
      <text:p text:style-name="Preformatted_20_Text"><text:span text:style-name="Source_20_Text"><text:s text:c="2"/>enabled: true,</text:span></text:p>
      <text:p text:style-name="Preformatted_20_Text"><text:span text:style-name="Source_20_Text"><text:s text:c="2"/>rolloutPercentage: 20</text:span></text:p>
      <text:p text:style-name="P1"><text:span text:style-name="Source_20_Text">}</text:span></text:p>
      <text:p text:style-name="Text_20_body"><text:soft-page-break/>Rollout logic:</text:p>
      <text:p text:style-name="P1"><text:span text:style-name="Source_20_Text">hash(instituteId) % 100 &lt; rolloutPercentage</text:span></text:p>
      <text:p text:style-name="Text_20_body">This ensures deterministic rollout.</text:p>
      <text:p text:style-name="Horizontal_20_Line"/>
      <text:h text:style-name="Heading_20_2" text:outline-level="2">4️⃣ Canary Release Flags</text:h>
      <text:p text:style-name="Text_20_body">Used for:</text:p>
      <text:list text:style-name="L37">
        <text:list-item>
          <text:p text:style-name="P40">Early validation</text:p>
        </text:list-item>
        <text:list-item>
          <text:p text:style-name="P40">High-risk engine changes</text:p>
        </text:list-item>
      </text:list>
      <text:p text:style-name="Text_20_body">Fields:</text:p>
      <text:p text:style-name="Preformatted_20_Text"><text:span text:style-name="Source_20_Text">{</text:span></text:p>
      <text:p text:style-name="Preformatted_20_Text"><text:span text:style-name="Source_20_Text"><text:s text:c="2"/>enabled: true,</text:span></text:p>
      <text:p text:style-name="Preformatted_20_Text"><text:span text:style-name="Source_20_Text"><text:s text:c="2"/>canaryInstitutes: ["inst_001", "inst_003"]</text:span></text:p>
      <text:p text:style-name="P1"><text:span text:style-name="Source_20_Text">}</text:span></text:p>
      <text:p text:style-name="Text_20_body">Only listed institutes receive change.</text:p>
      <text:p text:style-name="Horizontal_20_Line"/>
      <text:h text:style-name="Heading_20_1" text:outline-level="1">🔁 4️⃣ FLAG EVALUATION ORDER</text:h>
      <text:p text:style-name="Text_20_body">When backend checks flag:</text:p>
      <text:list text:style-name="L38">
        <text:list-item>
          <text:p text:style-name="P41">Check institute override</text:p>
        </text:list-item>
        <text:list-item>
          <text:p text:style-name="P41">Check global enabled</text:p>
        </text:list-item>
        <text:list-item>
          <text:p text:style-name="P41">Check environment match</text:p>
        </text:list-item>
        <text:list-item>
          <text:p text:style-name="P41">Check rollout percentage</text:p>
        </text:list-item>
        <text:list-item>
          <text:p text:style-name="P41">Check canary list</text:p>
        </text:list-item>
        <text:list-item>
          <text:p text:style-name="P41">Return final decision</text:p>
        </text:list-item>
      </text:list>
      <text:p text:style-name="Text_20_body">Never evaluate in frontend only.</text:p>
      <text:p text:style-name="Horizontal_20_Line"/>
      <text:h text:style-name="Heading_20_1" text:outline-level="1">🧪 5️⃣ CANARY RELEASE MECHANISM</text:h>
      <text:p text:style-name="Text_20_body">For high-risk updates:</text:p>
      <text:p text:style-name="Text_20_body">Example: Risk Engine V3</text:p>
      <text:p text:style-name="Text_20_body">Steps:</text:p>
      <text:list text:style-name="L39">
        <text:list-item>
          <text:p text:style-name="P42">Deploy engine code (inactive)</text:p>
        </text:list-item>
        <text:list-item>
          <text:p text:style-name="P42">Enable flag only for canary institutes</text:p>
        </text:list-item>
        <text:list-item>
          <text:p text:style-name="P42"><text:soft-page-break/>Monitor:</text:p>
          <text:list>
            <text:list-item>
              <text:p text:style-name="P42">Stability index delta</text:p>
            </text:list-item>
            <text:list-item>
              <text:p text:style-name="P42">Risk cluster shift</text:p>
            </text:list-item>
            <text:list-item>
              <text:p text:style-name="P42">Error rate</text:p>
            </text:list-item>
          </text:list>
        </text:list-item>
        <text:list-item>
          <text:p text:style-name="P42">Compare metrics</text:p>
        </text:list-item>
        <text:list-item>
          <text:p text:style-name="P42">Increase rollout gradually</text:p>
        </text:list-item>
        <text:list-item>
          <text:p text:style-name="P42">Activate globally</text:p>
        </text:list-item>
      </text:list>
      <text:p text:style-name="Text_20_body">Rollback = disable flag instantly.</text:p>
      <text:p text:style-name="Horizontal_20_Line"/>
      <text:h text:style-name="Heading_20_1" text:outline-level="1">🎚 6️⃣ CONTROLLED ROLLOUT STRATEGY</text:h>
      <text:p text:style-name="Text_20_body">Example timeline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hase</text:p>
            </table:table-cell>
            <table:table-cell table:style-name="Table1.A1" office:value-type="string">
              <text:p text:style-name="Table_20_Heading">Rollout</text:p>
            </table:table-cell>
          </table:table-row>
        </table:table-header-rows>
        <table:table-row>
          <table:table-cell table:style-name="Table1.A1" office:value-type="string">
            <text:p text:style-name="Table_20_Contents">Day 1</text:p>
          </table:table-cell>
          <table:table-cell table:style-name="Table1.A1" office:value-type="string">
            <text:p text:style-name="Table_20_Contents">5% institutes</text:p>
          </table:table-cell>
        </table:table-row>
        <table:table-row>
          <table:table-cell table:style-name="Table1.A1" office:value-type="string">
            <text:p text:style-name="Table_20_Contents">Day 3</text:p>
          </table:table-cell>
          <table:table-cell table:style-name="Table1.A1" office:value-type="string">
            <text:p text:style-name="Table_20_Contents">15%</text:p>
          </table:table-cell>
        </table:table-row>
        <table:table-row>
          <table:table-cell table:style-name="Table1.A1" office:value-type="string">
            <text:p text:style-name="Table_20_Contents">Day 7</text:p>
          </table:table-cell>
          <table:table-cell table:style-name="Table1.A1" office:value-type="string">
            <text:p text:style-name="Table_20_Contents">50%</text:p>
          </table:table-cell>
        </table:table-row>
        <table:table-row>
          <table:table-cell table:style-name="Table1.A1" office:value-type="string">
            <text:p text:style-name="Table_20_Contents">Day 14</text:p>
          </table:table-cell>
          <table:table-cell table:style-name="Table1.A1" office:value-type="string">
            <text:p text:style-name="Table_20_Contents">100%</text:p>
          </table:table-cell>
        </table:table-row>
      </table:table>
      <text:p text:style-name="Text_20_body">All determined via rolloutPercentage.</text:p>
      <text:p text:style-name="Text_20_body">No code redeploy needed.</text:p>
      <text:p text:style-name="Horizontal_20_Line"/>
      <text:h text:style-name="Heading_20_1" text:outline-level="1">🧠 7️⃣ FEATURE VERSION TARGETING</text:h>
      <text:p text:style-name="Text_20_body">For engine upgrades:</text:p>
      <text:p text:style-name="Text_20_body">Store version in analytics docs:</text:p>
      <text:p text:style-name="Preformatted_20_Text"><text:span text:style-name="Source_20_Text">{</text:span></text:p>
      <text:p text:style-name="Preformatted_20_Text"><text:span text:style-name="Source_20_Text"><text:s text:c="2"/>riskModelVersion: "risk_v2",</text:span></text:p>
      <text:p text:style-name="Preformatted_20_Text"><text:span text:style-name="Source_20_Text"><text:s text:c="2"/>calibrationVersion: 5</text:span></text:p>
      <text:p text:style-name="P1"><text:span text:style-name="Source_20_Text">}</text:span></text:p>
      <text:p text:style-name="Text_20_body">Feature flag decides:</text:p>
      <text:p text:style-name="Text_20_body">Which version to use for new computations.</text:p>
      <text:p text:style-name="Text_20_body">Old sessions retain previous version reference.</text:p>
      <text:p text:style-name="Horizontal_20_Line"/>
      <text:h text:style-name="Heading_20_1" text:outline-level="1"><text:soft-page-break/>🔐 8️⃣ ENVIRONMENT-AWARE FLAGS</text:h>
      <text:p text:style-name="Text_20_body">Each flag may include:</text:p>
      <text:p text:style-name="Preformatted_20_Text"><text:span text:style-name="Source_20_Text">{</text:span></text:p>
      <text:p text:style-name="Preformatted_20_Text"><text:span text:style-name="Source_20_Text"><text:s text:c="2"/>environments: ["development", "staging", "production"]</text:span></text:p>
      <text:p text:style-name="P1"><text:span text:style-name="Source_20_Text">}</text:span></text:p>
      <text:p text:style-name="Text_20_body">This allows:</text:p>
      <text:list text:style-name="L40">
        <text:list-item>
          <text:p text:style-name="P43">Dev-only features</text:p>
        </text:list-item>
        <text:list-item>
          <text:p text:style-name="P43">Staging testing</text:p>
        </text:list-item>
        <text:list-item>
          <text:p text:style-name="P43">Production gating</text:p>
        </text:list-item>
      </text:list>
      <text:p text:style-name="Text_20_body">Environment defined via environment variable.</text:p>
      <text:p text:style-name="Horizontal_20_Line"/>
      <text:h text:style-name="Heading_20_1" text:outline-level="1">🏛 9️⃣ VENDOR DASHBOARD — FEATURE CONTROL PANEL</text:h>
      <text:p text:style-name="Text_20_body">Vendor dashboard includes:</text:p>
      <text:h text:style-name="Heading_20_3" text:outline-level="3">A. Global Flag List</text:h>
      <text:p text:style-name="Text_20_body">Columns:</text:p>
      <text:list text:style-name="L41">
        <text:list-item>
          <text:p text:style-name="P44">Flag Name</text:p>
        </text:list-item>
        <text:list-item>
          <text:p text:style-name="P44">Type (Beta / Experimental / Canary)</text:p>
        </text:list-item>
        <text:list-item>
          <text:p text:style-name="P44">Enabled</text:p>
        </text:list-item>
        <text:list-item>
          <text:p text:style-name="P44">Rollout %</text:p>
        </text:list-item>
        <text:list-item>
          <text:p text:style-name="P44">Target Count</text:p>
        </text:list-item>
        <text:list-item>
          <text:p text:style-name="P44">Last Modified</text:p>
        </text:list-item>
        <text:list-item>
          <text:p text:style-name="P44">Risk Level</text:p>
        </text:list-item>
      </text:list>
      <text:p text:style-name="Horizontal_20_Line"/>
      <text:h text:style-name="Heading_20_3" text:outline-level="3">B. Flag Editor</text:h>
      <text:p text:style-name="Text_20_body">Vendor can:</text:p>
      <text:list text:style-name="L42">
        <text:list-item>
          <text:p text:style-name="P45">Toggle enabled</text:p>
        </text:list-item>
        <text:list-item>
          <text:p text:style-name="P45">Set rollout %</text:p>
        </text:list-item>
        <text:list-item>
          <text:p text:style-name="P45">Add/remove canary institutes</text:p>
        </text:list-item>
        <text:list-item>
          <text:p text:style-name="P45">Restrict to environment</text:p>
        </text:list-item>
        <text:list-item>
          <text:p text:style-name="P45">Schedule activation</text:p>
        </text:list-item>
        <text:list-item>
          <text:p text:style-name="P45"><text:soft-page-break/>Schedule deactivation</text:p>
        </text:list-item>
      </text:list>
      <text:p text:style-name="Text_20_body">Every change logged.</text:p>
      <text:p text:style-name="Horizontal_20_Line"/>
      <text:h text:style-name="Heading_20_1" text:outline-level="1">📊 10️⃣ METRIC COMPARISON SUPPORT</text:h>
      <text:p text:style-name="Text_20_body">For experimental flags:</text:p>
      <text:p text:style-name="Text_20_body">Vendor dashboard must show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Metric</text:p>
            </table:table-cell>
            <table:table-cell table:style-name="Table2.A1" office:value-type="string">
              <text:p text:style-name="Table_20_Heading">Old Version</text:p>
            </table:table-cell>
            <table:table-cell table:style-name="Table2.A1" office:value-type="string">
              <text:p text:style-name="Table_20_Heading">New Version</text:p>
            </table:table-cell>
            <table:table-cell table:style-name="Table2.A1" office:value-type="string">
              <text:p text:style-name="Table_20_Heading">Delta</text:p>
            </table:table-cell>
          </table:table-row>
        </table:table-header-rows>
      </table:table>
      <text:p text:style-name="Text_20_body">Data from:</text:p>
      <text:list text:style-name="L43">
        <text:list-item>
          <text:p text:style-name="P46">governanceSnapshots</text:p>
        </text:list-item>
        <text:list-item>
          <text:p text:style-name="P46">platform aggregates</text:p>
        </text:list-item>
      </text:list>
      <text:p text:style-name="Text_20_body">Never raw sessions.</text:p>
      <text:p text:style-name="Horizontal_20_Line"/>
      <text:h text:style-name="Heading_20_1" text:outline-level="1">🔄 11️⃣ ROLLBACK MECHANISM</text:h>
      <text:p text:style-name="Text_20_body">Rollback must be:</text:p>
      <text:p text:style-name="Text_20_body">Instant.</text:p>
      <text:p text:style-name="Text_20_body">Action:</text:p>
      <text:list text:style-name="L44">
        <text:list-item>
          <text:p text:style-name="P47">Set enabled = false</text:p>
        </text:list-item>
        <text:list-item>
          <text:p text:style-name="P47">Clear rollout %</text:p>
        </text:list-item>
      </text:list>
      <text:p text:style-name="Text_20_body">All new evaluations revert immediately.</text:p>
      <text:p text:style-name="Text_20_body">Existing sessions unaffected.</text:p>
      <text:p text:style-name="Horizontal_20_Line"/>
      <text:h text:style-name="Heading_20_1" text:outline-level="1">🛡 12️⃣ SAFETY RULES</text:h>
      <text:p text:style-name="Text_20_body">Feature flags must:</text:p>
      <text:list text:style-name="L45">
        <text:list-item>
          <text:p text:style-name="P48">Never change historical metrics</text:p>
        </text:list-item>
        <text:list-item>
          <text:p text:style-name="P48">Never reprocess old sessions automatically</text:p>
        </text:list-item>
        <text:list-item>
          <text:p text:style-name="P48">Only affect future writes</text:p>
        </text:list-item>
        <text:list-item>
          <text:p text:style-name="P48">Log activation timestamp</text:p>
        </text:list-item>
        <text:list-item>
          <text:p text:style-name="P48">Log actor</text:p>
        </text:list-item>
      </text:list>
      <text:p text:style-name="Horizontal_20_Line"/>
      <text:h text:style-name="Heading_20_1" text:outline-level="1"><text:soft-page-break/>📜 13️⃣ AUDIT LOG ENTRY</text:h>
      <text:p text:style-name="Text_20_body">Stored in:</text:p>
      <text:p text:style-name="P1"><text:span text:style-name="Source_20_Text">vendor/auditLogs</text:span></text:p>
      <text:p text:style-name="Text_20_body">Example:</text:p>
      <text:p text:style-name="Preformatted_20_Text"><text:span text:style-name="Source_20_Text">{</text:span></text:p>
      <text:p text:style-name="Preformatted_20_Text"><text:span text:style-name="Source_20_Text"><text:s text:c="2"/>actionType: "feature_flag_update",</text:span></text:p>
      <text:p text:style-name="Preformatted_20_Text"><text:span text:style-name="Source_20_Text"><text:s text:c="2"/>flagName: "experimentalRiskModelV2",</text:span></text:p>
      <text:p text:style-name="Preformatted_20_Text"><text:span text:style-name="Source_20_Text"><text:s text:c="2"/>previousState,</text:span></text:p>
      <text:p text:style-name="Preformatted_20_Text"><text:span text:style-name="Source_20_Text"><text:s text:c="2"/>newState,</text:span></text:p>
      <text:p text:style-name="Preformatted_20_Text"><text:span text:style-name="Source_20_Text"><text:s text:c="2"/>actor,</text:span></text:p>
      <text:p text:style-name="Preformatted_20_Text"><text:span text:style-name="Source_20_Text"><text:s text:c="2"/>timestamp</text:span></text:p>
      <text:p text:style-name="P1"><text:span text:style-name="Source_20_Text">}</text:span></text:p>
      <text:p text:style-name="Text_20_body">Immutable.</text:p>
      <text:p text:style-name="Horizontal_20_Line"/>
      <text:h text:style-name="Heading_20_1" text:outline-level="1">⚡ 14️⃣ PERFORMANCE RULES</text:h>
      <text:p text:style-name="Text_20_body">Feature flags:</text:p>
      <text:list text:style-name="L46">
        <text:list-item>
          <text:p text:style-name="P49">Cached in memory (60 seconds)</text:p>
        </text:list-item>
        <text:list-item>
          <text:p text:style-name="P49">Loaded once per request</text:p>
        </text:list-item>
        <text:list-item>
          <text:p text:style-name="P49">Not read per document</text:p>
        </text:list-item>
        <text:list-item>
          <text:p text:style-name="P49">Not stored in session docs</text:p>
        </text:list-item>
        <text:list-item>
          <text:p text:style-name="P49">Evaluated in middleware layer</text:p>
        </text:list-item>
      </text:list>
      <text:p text:style-name="Horizontal_20_Line"/>
      <text:h text:style-name="Heading_20_1" text:outline-level="1">🧠 15️⃣ INTERACTION WITH CALIBRATION SYSTEM</text:h>
      <text:p text:style-name="Text_20_body">Calibration versioning works with flags.</text:p>
      <text:p text:style-name="Text_20_body">Example:</text:p>
      <text:list text:style-name="L47">
        <text:list-item>
          <text:p text:style-name="P50">Calibration V6 deployed</text:p>
        </text:list-item>
        <text:list-item>
          <text:p text:style-name="P50">Flag <text:span text:style-name="Source_20_Text">calibration_v6</text:span> enabled for 10% institutes</text:p>
        </text:list-item>
        <text:list-item>
          <text:p text:style-name="P50">Simulation comparison runs</text:p>
        </text:list-item>
        <text:list-item>
          <text:p text:style-name="P50">Then full rollout</text:p>
        </text:list-item>
      </text:list>
      <text:p text:style-name="Text_20_body">This separates:</text:p>
      <text:p text:style-name="Text_20_body">Engine code from parameter version.</text:p>
      <text:p text:style-name="Horizontal_20_Line"/>
      <text:h text:style-name="Heading_20_1" text:outline-level="1"><text:soft-page-break/>🔄 16️⃣ FLAG SCHEMA VERSIONING</text:h>
      <text:p text:style-name="Text_20_body">Include:</text:p>
      <text:p text:style-name="Preformatted_20_Text"><text:span text:style-name="Source_20_Text">{</text:span></text:p>
      <text:p text:style-name="Preformatted_20_Text"><text:span text:style-name="Source_20_Text"><text:s text:c="2"/>schemaVersion: 1</text:span></text:p>
      <text:p text:style-name="P1"><text:span text:style-name="Source_20_Text">}</text:span></text:p>
      <text:p text:style-name="Text_20_body">Future expansions must not break evaluation logic.</text:p>
      <text:p text:style-name="Horizontal_20_Line"/>
      <text:h text:style-name="Heading_20_1" text:outline-level="1">🎯 FINAL GLOBAL FEATURE FLAG SUMMARY</text:h>
      <text:p text:style-name="Text_20_body">You now have:</text:p>
      <text:p text:style-name="Text_20_body">✔ Platform-wide flags<text:line-break/>✔ Institute-level overrides<text:line-break/>✔ Beta release gating<text:line-break/>✔ Experimental engine targeting<text:line-break/>✔ Percentage rollout mechanism<text:line-break/>✔ Deterministic rollout hashing<text:line-break/>✔ Canary institute targeting<text:line-break/>✔ Environment-based gating<text:line-break/>✔ Rollback capability<text:line-break/>✔ Audit logging<text:line-break/>✔ Version-aware engine control<text:line-break/>✔ Calibration rollout integration<text:line-break/>✔ Performance-safe evaluation</text:p>
      <text:p text:style-name="Text_20_body">This framework ensures:</text:p>
      <text:list text:style-name="L48">
        <text:list-item>
          <text:p text:style-name="P51">You can evolve safely</text:p>
        </text:list-item>
        <text:list-item>
          <text:p text:style-name="P51">You can experiment confidently</text:p>
        </text:list-item>
        <text:list-item>
          <text:p text:style-name="P51">You can protect production stability</text:p>
        </text:list-item>
        <text:list-item>
          <text:p text:style-name="P51">You can deploy without fear</text:p>
        </text:list-item>
      </text:list>
      <text:p text:style-name="Horizontal_20_Line"/>
      <text:p text:style-name="Text_20_body">At this point, your system blueprint now includes:</text:p>
      <text:list text:style-name="L49">
        <text:list-item>
          <text:p text:style-name="P52">Full SaaS platform governance</text:p>
        </text:list-item>
        <text:list-item>
          <text:p text:style-name="P52">Multi-tenancy isolation</text:p>
        </text:list-item>
        <text:list-item>
          <text:p text:style-name="P52">RBAC architecture</text:p>
        </text:list-item>
        <text:list-item>
          <text:p text:style-name="P52">Firestore schema</text:p>
        </text:list-item>
        <text:list-item>
          <text:p text:style-name="P52">Risk engine</text:p>
        </text:list-item>
        <text:list-item>
          <text:p text:style-name="P52"><text:soft-page-break/>Pattern engine</text:p>
        </text:list-item>
        <text:list-item>
          <text:p text:style-name="P52">Adaptive phase engine</text:p>
        </text:list-item>
        <text:list-item>
          <text:p text:style-name="P52">Timing engine</text:p>
        </text:list-item>
        <text:list-item>
          <text:p text:style-name="P52">Licensing &amp; billing automation</text:p>
        </text:list-item>
        <text:list-item>
          <text:p text:style-name="P52">Usage metering engine</text:p>
        </text:list-item>
        <text:list-item>
          <text:p text:style-name="P52">Vendor dashboard</text:p>
        </text:list-item>
        <text:list-item>
          <text:p text:style-name="P52">Calibration simulation</text:p>
        </text:list-item>
        <text:list-item>
          <text:p text:style-name="P52">Feature flag framework</text:p>
        </text:list-item>
        <text:list-item>
          <text:p text:style-name="P52">HOT–WARM–COLD model</text:p>
        </text:list-item>
        <text:list-item>
          <text:p text:style-name="P52">BigQuery archive</text:p>
        </text:list-item>
        <text:list-item>
          <text:p text:style-name="P52">Governance snapshots</text:p>
        </text:list-item>
        <text:list-item>
          <text:p text:style-name="P52">Versioning strategy</text:p>
        </text:list-item>
      </text:list>
      <text:p text:style-name="Text_20_body">Remaining foundational pillars:</text:p>
      <text:p text:style-name="Text_20_body">🔄 Cloud Function Trigger Graph (Full System Event Map)<text:line-break/>🛡 Monitoring &amp; Logging Architecture<text:line-break/>🚀 DevOps &amp; Deployment Architecture<text:line-break/>📊 Scaling &amp; Cost Projection Model<text:line-break/>📧 Email Queue &amp; Notification Architecture</text:p>
      <text:p text:style-name="Text_20_body">Which one do we formalize next?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2:55:08.204394643</dc:date>
    <meta:editing-duration>PT28M42S</meta:editing-duration>
    <meta:editing-cycles>8</meta:editing-cycles>
    <meta:generator>LibreOffice/24.2.7.2$Linux_X86_64 LibreOffice_project/420$Build-2</meta:generator>
    <meta:document-statistic meta:table-count="2" meta:image-count="0" meta:object-count="0" meta:page-count="10" meta:paragraph-count="267" meta:word-count="942" meta:character-count="6188" meta:non-whitespace-character-count="5492"/>
  </office:meta>
</office:document-meta>
</file>